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5b1fd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7a7d2" style:font-weight-asian="bold" style:font-weight-complex="bold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07a7d2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text-underline-style="solid" style:text-underline-width="auto" style:text-underline-color="font-color" fo:font-weight="bold" officeooo:rsid="000a6e48" officeooo:paragraph-rsid="000a6e48" style:font-weight-asian="bold" style:font-weight-complex="bold"/>
    </style:style>
    <style:style style:name="P7" style:family="paragraph" style:parent-style-name="Standard">
      <style:text-properties style:font-name="DejaVu Sans"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8" style:family="paragraph" style:parent-style-name="Text_20_body">
      <style:text-properties style:font-name="DejaVu Sans"/>
    </style:style>
    <style:style style:name="P9" style:family="paragraph" style:parent-style-name="Preformatted_20_Text">
      <style:text-properties style:font-name="DejaVu Sans"/>
    </style:style>
    <style:style style:name="P10" style:family="paragraph" style:parent-style-name="Preformatted_20_Text">
      <style:text-properties style:font-name="DejaVu Sans" fo:font-size="12pt" style:text-underline-style="solid" style:text-underline-width="auto" style:text-underline-color="font-color" fo:font-weight="bold" officeooo:rsid="000258ad" officeooo:paragraph-rsid="000258a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DejaVu Sans"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12" style:family="paragraph" style:parent-style-name="Preformatted_20_Text">
      <style:text-properties style:font-name="DejaVu Sans" style:text-underline-style="solid" style:text-underline-width="auto" style:text-underline-color="font-color" fo:font-weight="bold" officeooo:rsid="0004a79d" officeooo:paragraph-rsid="0005b1fd" style:font-weight-asian="bold" style:font-weight-complex="bold"/>
    </style:style>
    <style:style style:name="P13" style:family="paragraph" style:parent-style-name="Preformatted_20_Text">
      <style:text-properties style:font-name="DejaVu Sans" style:text-underline-style="solid" style:text-underline-width="auto" style:text-underline-color="font-color" fo:font-weight="bold" officeooo:rsid="0007a7d2" officeooo:paragraph-rsid="0007a7d2" style:font-weight-asian="bold" style:font-weight-complex="bold"/>
    </style:style>
    <style:style style:name="P14" style:family="paragraph" style:parent-style-name="Preformatted_20_Text">
      <style:paragraph-properties fo:margin-top="0in" fo:margin-bottom="0.1965in" style:contextual-spacing="false"/>
      <style:text-properties style:font-name="DejaVu Sans" officeooo:rsid="000258ad"/>
    </style:style>
    <style:style style:name="P15" style:family="paragraph" style:parent-style-name="Preformatted_20_Text">
      <style:paragraph-properties fo:margin-top="0in" fo:margin-bottom="0.1965in" style:contextual-spacing="false"/>
      <style:text-properties style:font-name="DejaVu Sans" style:text-underline-style="solid" style:text-underline-width="auto" style:text-underline-color="font-color" fo:font-weight="bold" officeooo:rsid="0007a7d2" officeooo:paragraph-rsid="0007a7d2" style:font-weight-asian="bold" style:font-weight-complex="bold"/>
    </style:style>
    <style:style style:name="P16" style:family="paragraph" style:parent-style-name="Preformatted_20_Text">
      <style:paragraph-properties fo:margin-top="0in" fo:margin-bottom="0.1965in" style:contextual-spacing="false"/>
      <style:text-properties style:font-name="DejaVu Sans" style:text-underline-style="solid" style:text-underline-width="auto" style:text-underline-color="font-color" fo:font-weight="bold" officeooo:rsid="000a6e48" officeooo:paragraph-rsid="000a6e48" style:font-weight-asian="bold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  <style:text-properties style:font-name="DejaVu Sans" style:text-underline-style="none" fo:font-weight="normal" officeooo:rsid="0007a7d2" officeooo:paragraph-rsid="0007a7d2" style:font-weight-asian="normal" style:font-weight-complex="normal"/>
    </style:style>
    <style:style style:name="P18" style:family="paragraph" style:parent-style-name="Heading_20_3">
      <style:text-properties fo:color="#000000" style:font-name="DejaVu Sans" officeooo:rsid="000258ad" officeooo:paragraph-rsid="000258ad"/>
    </style:style>
    <style:style style:name="T1" style:family="text">
      <style:text-properties officeooo:rsid="000258a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b1fd" style:font-weight-asian="normal" style:font-weight-complex="normal"/>
    </style:style>
    <style:style style:name="T4" style:family="text">
      <style:text-properties style:text-underline-style="none" fo:font-weight="normal" officeooo:rsid="0007a7d2" style:font-weight-asian="normal" style:font-weight-complex="normal"/>
    </style:style>
    <style:style style:name="T5" style:family="text">
      <style:text-properties officeooo:rsid="0005b1fd"/>
    </style:style>
    <style:style style:name="T6" style:family="text">
      <style:text-properties officeooo:rsid="0007a7d2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0258ad"/>
    </style:style>
    <style:style style:name="T9" style:family="text">
      <style:text-properties style:font-name="Liberation Mono" style:text-underline-style="none" fo:font-weight="normal" style:font-weight-asian="normal" style:font-weight-complex="normal"/>
    </style:style>
    <style:style style:name="T10" style:family="text">
      <style:text-properties style:font-name="Liberation Mono" style:text-underline-style="none" fo:font-weight="normal" officeooo:rsid="0005b1fd" style:font-weight-asian="normal" style:font-weight-complex="normal"/>
    </style:style>
    <style:style style:name="T11" style:family="text">
      <style:text-properties style:font-name="Liberation Mono" style:text-underline-style="none" fo:font-weight="normal" officeooo:rsid="0007a7d2" style:font-weight-asian="normal" style:font-weight-complex="normal"/>
    </style:style>
    <style:style style:name="T12" style:family="text">
      <style:text-properties style:font-name="Liberation Mono" officeooo:rsid="0005b1fd"/>
    </style:style>
    <style:style style:name="T13" style:family="text">
      <style:text-properties style:font-name="Liberation Mono" officeooo:rsid="0007a7d2"/>
    </style:style>
    <style:style style:name="T14" style:family="text">
      <style:text-properties style:font-name="Bitstream Charter"/>
    </style:style>
    <style:style style:name="T15" style:family="text">
      <style:text-properties style:font-name="Bitstream Charter" officeooo:rsid="000258ad"/>
    </style:style>
    <style:style style:name="T16" style:family="text">
      <style:text-properties style:font-name="Bitstream Charter" style:text-underline-style="none" fo:font-weight="normal" style:font-weight-asian="normal" style:font-weight-complex="normal"/>
    </style:style>
    <style:style style:name="T17" style:family="text">
      <style:text-properties style:font-name="Bitstream Charter" style:text-underline-style="none" fo:font-weight="normal" officeooo:rsid="0005b1fd" style:font-weight-asian="normal" style:font-weight-complex="normal"/>
    </style:style>
    <style:style style:name="T18" style:family="text">
      <style:text-properties style:font-name="Bitstream Charter" style:text-underline-style="none" fo:font-weight="normal" officeooo:rsid="0007a7d2" style:font-weight-asian="normal" style:font-weight-complex="normal"/>
    </style:style>
    <style:style style:name="T19" style:family="text">
      <style:text-properties style:font-name="Bitstream Charter" officeooo:rsid="0005b1fd"/>
    </style:style>
    <style:style style:name="T20" style:family="text">
      <style:text-properties style:font-name="Bitstream Charter" officeooo:rsid="0007a7d2"/>
    </style:style>
    <style:style style:name="T21" style:family="text">
      <style:text-properties style:font-name="DejaVu Sans"/>
    </style:style>
    <style:style style:name="T22" style:family="text">
      <style:text-properties style:font-name="DejaVu Sans" officeooo:rsid="000258ad"/>
    </style:style>
    <style:style style:name="T23" style:family="text">
      <style:text-properties style:font-name="DejaVu Sans" style:text-underline-style="none" fo:font-weight="normal" style:font-weight-asian="normal" style:font-weight-complex="normal"/>
    </style:style>
    <style:style style:name="T24" style:family="text">
      <style:text-properties style:font-name="DejaVu Sans" style:text-underline-style="none" fo:font-weight="normal" officeooo:rsid="0005b1fd" style:font-weight-asian="normal" style:font-weight-complex="normal"/>
    </style:style>
    <style:style style:name="T25" style:family="text">
      <style:text-properties style:font-name="DejaVu Sans" style:text-underline-style="none" fo:font-weight="normal" officeooo:rsid="0007a7d2" style:font-weight-asian="normal" style:font-weight-complex="normal"/>
    </style:style>
    <style:style style:name="T26" style:family="text">
      <style:text-properties style:font-name="DejaVu Sans" officeooo:rsid="0005b1fd"/>
    </style:style>
    <style:style style:name="T27" style:family="text">
      <style:text-properties style:font-name="DejaVu Sans" officeooo:rsid="0007a7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The Zen of Python </text:h>
      <text:p text:style-name="P9"><text:s text:c="4"/>Beautiful is better than ugly.</text:p>
      <text:p text:style-name="P9"><text:s text:c="4"/>Explicit is better than implicit.</text:p>
      <text:p text:style-name="P9"><text:s text:c="4"/>Simple is better than complex.</text:p>
      <text:p text:style-name="P9"><text:s text:c="4"/>Complex is better than complicated.</text:p>
      <text:p text:style-name="P9"><text:s text:c="4"/>Flat is better than nested.</text:p>
      <text:p text:style-name="P9"><text:s text:c="4"/>Sparse is better than dense.</text:p>
      <text:p text:style-name="P9"><text:s text:c="4"/>Readability counts.</text:p>
      <text:p text:style-name="P9"><text:s text:c="4"/>Special cases aren't special enough to break the rules.</text:p>
      <text:p text:style-name="P9"><text:s text:c="4"/>Although practicality beats purity.</text:p>
      <text:p text:style-name="P9"><text:s text:c="4"/>Errors should never pass silently.</text:p>
      <text:p text:style-name="P9"><text:s text:c="4"/>Unless explicitly silenced.</text:p>
      <text:p text:style-name="P9"><text:s text:c="4"/>In the face of ambiguity, refuse the temptation to guess.</text:p>
      <text:p text:style-name="P9"><text:s text:c="4"/>There should be one-- and preferably only one --obvious way to do it.</text:p>
      <text:p text:style-name="P9"><text:s text:c="4"/>Although that way may not be obvious at first unless you're Dutch.</text:p>
      <text:p text:style-name="P9"><text:s text:c="4"/>Now is better than never.</text:p>
      <text:p text:style-name="P9"><text:s text:c="4"/>Although never is often better than *right* now.</text:p>
      <text:p text:style-name="P9"><text:s text:c="4"/>If the implementation is hard to explain, it's a bad idea.</text:p>
      <text:p text:style-name="P9"><text:s text:c="4"/>If the implementation is easy to explain, it may be a good idea.</text:p>
      <text:p text:style-name="P9"><text:s text:c="4"/>Namespaces are one honking great idea -- let's do more of those!</text:p>
      <text:p text:style-name="P9"/>
      <text:p text:style-name="P14"/>
      <text:p text:style-name="P10">Upgrading python code</text:p>
      <text:p text:style-name="P9"/>
      <text:p text:style-name="Preformatted_20_Text"><text:span text:style-name="Source_20_Text"><text:span text:style-name="T22">1.v</text:span></text:span><text:span text:style-name="Source_20_Text"><text:span text:style-name="T21">irtualenv -p /usr/bin/python3 yourenv</text:span></text:span></text:p>
      <text:p text:style-name="Preformatted_20_Text"><text:span text:style-name="Source_20_Text"><text:span text:style-name="T22">2.</text:span></text:span><text:span text:style-name="Source_20_Text"><text:span text:style-name="T21">source yourenv/bin/activate</text:span></text:span></text:p>
      <text:p text:style-name="P4"><text:span text:style-name="Source_20_Text"><text:span text:style-name="T22">3.</text:span></text:span><text:span text:style-name="Source_20_Text"><text:span text:style-name="T21">pip install package-name</text:span></text:span></text:p>
      <text:p text:style-name="P7">choosing which python version to use as default</text:p>
      <text:p text:style-name="P7"/>
      <text:p text:style-name="P1"><text:span text:style-name="Source_20_Text"><text:span text:style-name="T23">1. alias python=python3</text:span></text:span></text:p>
      <text:p text:style-name="P1"><text:span text:style-name="Source_20_Text"><text:span text:style-name="T23">2. alias python='/usr/bin/python3'</text:span></text:span></text:p>
      <text:p text:style-name="P11"/>
      <text:p text:style-name="P2"><text:span text:style-name="Source_20_Text"><text:span text:style-name="T26">Installing sqlite</text:span></text:span></text:p>
      <text:p text:style-name="P12"/>
      <text:p text:style-name="P2"><text:span text:style-name="Source_20_Text"><text:span text:style-name="T24">1. </text:span></text:span><text:span text:style-name="Source_20_Text"><text:span text:style-name="T23">brew update; brew install sqlite</text:span></text:span></text:p>
      <text:p text:style-name="P2"><text:span text:style-name="Source_20_Text"><text:span text:style-name="T24">2. </text:span></text:span><text:span text:style-name="Source_20_Text"><text:span text:style-name="T23">sudo apt-get install libsqlite3-dev</text:span></text:span></text:p>
      <text:p text:style-name="P2"><text:span text:style-name="Source_20_Text"><text:span text:style-name="T24">3. </text:span></text:span><text:span text:style-name="Source_20_Text"><text:span text:style-name="T23">pip install sqlite3 # or pysqlite2</text:span></text:span></text:p>
      <text:p text:style-name="P2"><text:span text:style-name="Source_20_Text"><text:span text:style-name="T24">4. </text:span></text:span><text:span text:style-name="Source_20_Text"><text:span text:style-name="T23">sudo apt-get install libsqlite3-dev libsqlite</text:span></text:span><text:span text:style-name="Source_20_Text"><text:span text:style-name="T21">3</text:span></text:span></text:p>
      <text:p text:style-name="P8"><text:s text:c="6"/>Then, re-install python</text:p>
      <text:p text:style-name="P8"><text:s text:c="6"/>test by entering</text:p>
      <text:p text:style-name="Preformatted_20_Text"><text:span text:style-name="Source_20_Text"><text:span text:style-name="T21"><text:s text:c="3"/>python</text:span></text:span></text:p>
      <text:p text:style-name="P4"><text:span text:style-name="Source_20_Text"><text:span text:style-name="T21"><text:s text:c="3"/>&gt;&gt;&gt; import sqlite3</text:span></text:span></text:p>
      <text:p text:style-name="P13">Checking your path</text:p>
      <text:p text:style-name="P12"/>
      <text:p text:style-name="P3"><text:span text:style-name="Source_20_Text"><text:span text:style-name="T25">1. </text:span></text:span><text:span text:style-name="Source_20_Text"><text:span text:style-name="T23">import sys</text:span></text:span></text:p>
      <text:p text:style-name="P4"><text:span text:style-name="Source_20_Text"><text:span text:style-name="T27">2. </text:span></text:span><text:span text:style-name="Source_20_Text"><text:span text:style-name="T21">print sys.path</text:span></text:span></text:p>
      <text:p text:style-name="P5"><text:span text:style-name="T27">Dealing with </text:span><text:a xlink:type="simple" xlink:href="http://stackoverflow.com/questions/24057015/manage-py-importerror-no-module-named-django"><text:span text:style-name="T21">ImportError: No module named django</text:span></text:a></text:p>
      <text:p text:style-name="P15">Changing the port</text:p>
      <text:p text:style-name="P17">$ python manage.py runserver 0.0.0.0:8000</text:p>
      <text:p text:style-name="P16"><text:soft-page-break/>checking if django is installed</text:p>
      <text:p text:style-name="P6"><text:span text:style-name="Source_20_Text"><text:span text:style-name="T21">import django</text:span></text:span></text:p>
      <text:p text:style-name="P4"><text:span text:style-name="Source_20_Text"><text:span text:style-name="T21">django.VERSION</text:span></text:span></text:p>
      <text:p text:style-name="P6"><text:span text:style-name="Source_20_Text"><text:span text:style-name="T23">python -c "import django; print(django.get_version())"</text:span></text:span></text:p>
      <text:p text:style-name="P6"><text:span text:style-name="Source_20_Text"><text:span text:style-name="T23">django-admin.py version</text:span></text:span></text:p>
      <text:p text:style-name="P16"/>
      <text:p text:style-name="P15"/>
      <text:p text:style-name="P3"><text:span text:style-name="Source_20_Text"><text:span text:style-name="T21"/></text:span></text:p>
      <text:p text:style-name="P1"><text:span text:style-name="Source_20_Text"><text:span text:style-name="T23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57:26.953314753</meta:creation-date>
    <dc:date>2015-10-24T23:17:35.160540180</dc:date>
    <meta:editing-duration>PT14H12M4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243" meta:character-count="1664" meta:non-whitespace-character-count="1374"/>
  </office:meta>
</office:document-meta>
</file>